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DCT</text:p>
          </table:table-cell>
          <table:table-cell table:number-columns-repeated="4"/>
          <table:table-cell office:value-type="string" calcext:value-type="string">
            <text:p>GF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_coeffs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psnr</text:p>
          </table:table-cell>
          <table:table-cell table:number-columns-repeated="2"/>
          <table:table-cell office:value-type="string" calcext:value-type="string">
            <text:p>no_coeffs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psn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8.413925170898" calcext:value-type="float">
            <text:p>288.413925170898</text:p>
          </table:table-cell>
          <table:table-cell office:value-type="float" office:value="23.5306413575366" calcext:value-type="float">
            <text:p>23.530641357536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8.519733428955" calcext:value-type="float">
            <text:p>288.519733428955</text:p>
          </table:table-cell>
          <table:table-cell office:value-type="float" office:value="23.529048386059" calcext:value-type="float">
            <text:p>23.5290483860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1.368236541748" calcext:value-type="float">
            <text:p>31.368236541748</text:p>
          </table:table-cell>
          <table:table-cell office:value-type="float" office:value="33.1659025663351" calcext:value-type="float">
            <text:p>33.165902566335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4.777759552002" calcext:value-type="float">
            <text:p>34.777759552002</text:p>
          </table:table-cell>
          <table:table-cell office:value-type="float" office:value="32.7177876035888" calcext:value-type="float">
            <text:p>32.71778760358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5.0810623168945" calcext:value-type="float">
            <text:p>15.0810623168945</text:p>
          </table:table-cell>
          <table:table-cell office:value-type="float" office:value="36.3464842635565" calcext:value-type="float">
            <text:p>36.34648426355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8.0787887573242" calcext:value-type="float">
            <text:p>18.0787887573242</text:p>
          </table:table-cell>
          <table:table-cell office:value-type="float" office:value="35.5591103061527" calcext:value-type="float">
            <text:p>35.55911030615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13.7983207702637" calcext:value-type="float">
            <text:p>13.7983207702637</text:p>
          </table:table-cell>
          <table:table-cell office:value-type="float" office:value="36.732541240741" calcext:value-type="float">
            <text:p>36.73254124074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11.3784484863281" calcext:value-type="float">
            <text:p>11.3784484863281</text:p>
          </table:table-cell>
          <table:table-cell office:value-type="float" office:value="37.5699731319931" calcext:value-type="float">
            <text:p>37.56997313199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15.8908462524414" calcext:value-type="float">
            <text:p>15.8908462524414</text:p>
          </table:table-cell>
          <table:table-cell office:value-type="float" office:value="36.119333350904" calcext:value-type="float">
            <text:p>36.11933335090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7.91364669799805" calcext:value-type="float">
            <text:p>7.91364669799805</text:p>
          </table:table-cell>
          <table:table-cell office:value-type="float" office:value="39.1470370343107" calcext:value-type="float">
            <text:p>39.14703703431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17.7906951904297" calcext:value-type="float">
            <text:p>17.7906951904297</text:p>
          </table:table-cell>
          <table:table-cell office:value-type="float" office:value="35.6288744193134" calcext:value-type="float">
            <text:p>35.628874419313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6.21597671508789" calcext:value-type="float">
            <text:p>6.21597671508789</text:p>
          </table:table-cell>
          <table:table-cell office:value-type="float" office:value="40.1957098192959" calcext:value-type="float">
            <text:p>40.19570981929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office:value-type="float" office:value="18.3058662414551" calcext:value-type="float">
            <text:p>18.3058662414551</text:p>
          </table:table-cell>
          <table:table-cell office:value-type="float" office:value="35.5049007616264" calcext:value-type="float">
            <text:p>35.504900761626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office:value-type="float" office:value="5.27814102172852" calcext:value-type="float">
            <text:p>5.27814102172852</text:p>
          </table:table-cell>
          <table:table-cell office:value-type="float" office:value="40.9059937131955" calcext:value-type="float">
            <text:p>40.90599371319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3" calcext:value-type="float">
            <text:p>113</text:p>
          </table:table-cell>
          <table:table-cell office:value-type="float" office:value="18.6786308288574" calcext:value-type="float">
            <text:p>18.6786308288574</text:p>
          </table:table-cell>
          <table:table-cell office:value-type="float" office:value="35.4173532223213" calcext:value-type="float">
            <text:p>35.417353222321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3" calcext:value-type="float">
            <text:p>113</text:p>
          </table:table-cell>
          <table:table-cell office:value-type="float" office:value="4.38845443725586" calcext:value-type="float">
            <text:p>4.38845443725586</text:p>
          </table:table-cell>
          <table:table-cell office:value-type="float" office:value="41.7076876717635" calcext:value-type="float">
            <text:p>41.7076876717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9" calcext:value-type="float">
            <text:p>129</text:p>
          </table:table-cell>
          <table:table-cell office:value-type="float" office:value="18.6835136413574" calcext:value-type="float">
            <text:p>18.6835136413574</text:p>
          </table:table-cell>
          <table:table-cell office:value-type="float" office:value="35.4162180741294" calcext:value-type="float">
            <text:p>35.416218074129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29" calcext:value-type="float">
            <text:p>129</text:p>
          </table:table-cell>
          <table:table-cell office:value-type="float" office:value="3.6653938293457" calcext:value-type="float">
            <text:p>3.6653938293457</text:p>
          </table:table-cell>
          <table:table-cell office:value-type="float" office:value="42.4895971648211" calcext:value-type="float">
            <text:p>42.48959716482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5" calcext:value-type="float">
            <text:p>145</text:p>
          </table:table-cell>
          <table:table-cell office:value-type="float" office:value="18.9557151794434" calcext:value-type="float">
            <text:p>18.9557151794434</text:p>
          </table:table-cell>
          <table:table-cell office:value-type="float" office:value="35.3534018631667" calcext:value-type="float">
            <text:p>35.353401863166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45" calcext:value-type="float">
            <text:p>145</text:p>
          </table:table-cell>
          <table:table-cell office:value-type="float" office:value="3.27896881103516" calcext:value-type="float">
            <text:p>3.27896881103516</text:p>
          </table:table-cell>
          <table:table-cell office:value-type="float" office:value="42.9734307511033" calcext:value-type="float">
            <text:p>42.97343075110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1" calcext:value-type="float">
            <text:p>161</text:p>
          </table:table-cell>
          <table:table-cell office:value-type="float" office:value="18.8966865539551" calcext:value-type="float">
            <text:p>18.8966865539551</text:p>
          </table:table-cell>
          <table:table-cell office:value-type="float" office:value="35.366947015353" calcext:value-type="float">
            <text:p>35.36694701535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61" calcext:value-type="float">
            <text:p>161</text:p>
          </table:table-cell>
          <table:table-cell office:value-type="float" office:value="2.93656539916992" calcext:value-type="float">
            <text:p>2.93656539916992</text:p>
          </table:table-cell>
          <table:table-cell office:value-type="float" office:value="43.4524068356827" calcext:value-type="float">
            <text:p>43.45240683568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7" calcext:value-type="float">
            <text:p>177</text:p>
          </table:table-cell>
          <table:table-cell office:value-type="float" office:value="18.9488639831543" calcext:value-type="float">
            <text:p>18.9488639831543</text:p>
          </table:table-cell>
          <table:table-cell office:value-type="float" office:value="35.354971824813" calcext:value-type="float">
            <text:p>35.35497182481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77" calcext:value-type="float">
            <text:p>177</text:p>
          </table:table-cell>
          <table:table-cell office:value-type="float" office:value="2.66609954833984" calcext:value-type="float">
            <text:p>2.66609954833984</text:p>
          </table:table-cell>
          <table:table-cell office:value-type="float" office:value="43.8720399955319" calcext:value-type="float">
            <text:p>43.87203999553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3" calcext:value-type="float">
            <text:p>193</text:p>
          </table:table-cell>
          <table:table-cell office:value-type="float" office:value="19.0232925415039" calcext:value-type="float">
            <text:p>19.0232925415039</text:p>
          </table:table-cell>
          <table:table-cell office:value-type="float" office:value="35.3379467429946" calcext:value-type="float">
            <text:p>35.337946742994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93" calcext:value-type="float">
            <text:p>193</text:p>
          </table:table-cell>
          <table:table-cell office:value-type="float" office:value="2.41757965087891" calcext:value-type="float">
            <text:p>2.41757965087891</text:p>
          </table:table-cell>
          <table:table-cell office:value-type="float" office:value="44.2969956937767" calcext:value-type="float">
            <text:p>44.29699569377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9" calcext:value-type="float">
            <text:p>209</text:p>
          </table:table-cell>
          <table:table-cell office:value-type="float" office:value="19.2306480407715" calcext:value-type="float">
            <text:p>19.2306480407715</text:p>
          </table:table-cell>
          <table:table-cell office:value-type="float" office:value="35.2908644138299" calcext:value-type="float">
            <text:p>35.290864413829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09" calcext:value-type="float">
            <text:p>209</text:p>
          </table:table-cell>
          <table:table-cell office:value-type="float" office:value="2.21936416625977" calcext:value-type="float">
            <text:p>2.21936416625977</text:p>
          </table:table-cell>
          <table:table-cell office:value-type="float" office:value="44.6685179120874" calcext:value-type="float">
            <text:p>44.668517912087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5" calcext:value-type="float">
            <text:p>225</text:p>
          </table:table-cell>
          <table:table-cell office:value-type="float" office:value="19.2812080383301" calcext:value-type="float">
            <text:p>19.2812080383301</text:p>
          </table:table-cell>
          <table:table-cell office:value-type="float" office:value="35.2794612030811" calcext:value-type="float">
            <text:p>35.279461203081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25" calcext:value-type="float">
            <text:p>225</text:p>
          </table:table-cell>
          <table:table-cell office:value-type="float" office:value="1.97219848632813" calcext:value-type="float">
            <text:p>1.97219848632813</text:p>
          </table:table-cell>
          <table:table-cell office:value-type="float" office:value="45.1812973972563" calcext:value-type="float">
            <text:p>45.181297397256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1" calcext:value-type="float">
            <text:p>241</text:p>
          </table:table-cell>
          <table:table-cell office:value-type="float" office:value="19.2990455627441" calcext:value-type="float">
            <text:p>19.2990455627441</text:p>
          </table:table-cell>
          <table:table-cell office:value-type="float" office:value="35.2754452942921" calcext:value-type="float">
            <text:p>35.275445294292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41" calcext:value-type="float">
            <text:p>241</text:p>
          </table:table-cell>
          <table:table-cell office:value-type="float" office:value="1.80265426635742" calcext:value-type="float">
            <text:p>1.80265426635742</text:p>
          </table:table-cell>
          <table:table-cell office:value-type="float" office:value="45.5716792011945" calcext:value-type="float">
            <text:p>45.571679201194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7" calcext:value-type="float">
            <text:p>257</text:p>
          </table:table-cell>
          <table:table-cell office:value-type="float" office:value="19.3016586303711" calcext:value-type="float">
            <text:p>19.3016586303711</text:p>
          </table:table-cell>
          <table:table-cell office:value-type="float" office:value="35.2748573045771" calcext:value-type="float">
            <text:p>35.274857304577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57" calcext:value-type="float">
            <text:p>257</text:p>
          </table:table-cell>
          <table:table-cell office:value-type="float" office:value="1.62450408935547" calcext:value-type="float">
            <text:p>1.62450408935547</text:p>
          </table:table-cell>
          <table:table-cell office:value-type="float" office:value="46.0235955193835" calcext:value-type="float">
            <text:p>46.023595519383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3" calcext:value-type="float">
            <text:p>273</text:p>
          </table:table-cell>
          <table:table-cell office:value-type="float" office:value="19.5219383239746" calcext:value-type="float">
            <text:p>19.5219383239746</text:p>
          </table:table-cell>
          <table:table-cell office:value-type="float" office:value="35.2255742450374" calcext:value-type="float">
            <text:p>35.225574245037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73" calcext:value-type="float">
            <text:p>273</text:p>
          </table:table-cell>
          <table:table-cell office:value-type="float" office:value="1.56079864501953" calcext:value-type="float">
            <text:p>1.56079864501953</text:p>
          </table:table-cell>
          <table:table-cell office:value-type="float" office:value="46.1973348150656" calcext:value-type="float">
            <text:p>46.197334815065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9" calcext:value-type="float">
            <text:p>289</text:p>
          </table:table-cell>
          <table:table-cell office:value-type="float" office:value="19.5244827270508" calcext:value-type="float">
            <text:p>19.5244827270508</text:p>
          </table:table-cell>
          <table:table-cell office:value-type="float" office:value="35.2250082417073" calcext:value-type="float">
            <text:p>35.225008241707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89" calcext:value-type="float">
            <text:p>289</text:p>
          </table:table-cell>
          <table:table-cell office:value-type="float" office:value="1.46857833862305" calcext:value-type="float">
            <text:p>1.46857833862305</text:p>
          </table:table-cell>
          <table:table-cell office:value-type="float" office:value="46.4618324274707" calcext:value-type="float">
            <text:p>46.46183242747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5" calcext:value-type="float">
            <text:p>305</text:p>
          </table:table-cell>
          <table:table-cell office:value-type="float" office:value="19.5024871826172" calcext:value-type="float">
            <text:p>19.5024871826172</text:p>
          </table:table-cell>
          <table:table-cell office:value-type="float" office:value="35.229903597205" calcext:value-type="float">
            <text:p>35.22990359720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05" calcext:value-type="float">
            <text:p>305</text:p>
          </table:table-cell>
          <table:table-cell office:value-type="float" office:value="1.39780426025391" calcext:value-type="float">
            <text:p>1.39780426025391</text:p>
          </table:table-cell>
          <table:table-cell office:value-type="float" office:value="46.6763400107726" calcext:value-type="float">
            <text:p>46.67634001077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21" calcext:value-type="float">
            <text:p>321</text:p>
          </table:table-cell>
          <table:table-cell office:value-type="float" office:value="19.5323371887207" calcext:value-type="float">
            <text:p>19.5323371887207</text:p>
          </table:table-cell>
          <table:table-cell office:value-type="float" office:value="35.2232614792136" calcext:value-type="float">
            <text:p>35.223261479213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21" calcext:value-type="float">
            <text:p>321</text:p>
          </table:table-cell>
          <table:table-cell office:value-type="float" office:value="1.33158493041992" calcext:value-type="float">
            <text:p>1.33158493041992</text:p>
          </table:table-cell>
          <table:table-cell office:value-type="float" office:value="46.8871148927702" calcext:value-type="float">
            <text:p>46.887114892770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37" calcext:value-type="float">
            <text:p>337</text:p>
          </table:table-cell>
          <table:table-cell office:value-type="float" office:value="19.5242805480957" calcext:value-type="float">
            <text:p>19.5242805480957</text:p>
          </table:table-cell>
          <table:table-cell office:value-type="float" office:value="35.2250532137869" calcext:value-type="float">
            <text:p>35.225053213786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337" calcext:value-type="float">
            <text:p>337</text:p>
          </table:table-cell>
          <table:table-cell office:value-type="float" office:value="1.27414703369141" calcext:value-type="float">
            <text:p>1.27414703369141</text:p>
          </table:table-cell>
          <table:table-cell office:value-type="float" office:value="47.0786081337386" calcext:value-type="float">
            <text:p>47.078608133738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53" calcext:value-type="float">
            <text:p>353</text:p>
          </table:table-cell>
          <table:table-cell office:value-type="float" office:value="19.5168762207031" calcext:value-type="float">
            <text:p>19.5168762207031</text:p>
          </table:table-cell>
          <table:table-cell office:value-type="float" office:value="35.2267005310456" calcext:value-type="float">
            <text:p>35.226700531045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53" calcext:value-type="float">
            <text:p>353</text:p>
          </table:table-cell>
          <table:table-cell office:value-type="float" office:value="1.21833038330078" calcext:value-type="float">
            <text:p>1.21833038330078</text:p>
          </table:table-cell>
          <table:table-cell office:value-type="float" office:value="47.2731528588145" calcext:value-type="float">
            <text:p>47.273152858814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69" calcext:value-type="float">
            <text:p>369</text:p>
          </table:table-cell>
          <table:table-cell office:value-type="float" office:value="19.5331420898437" calcext:value-type="float">
            <text:p>19.5331420898437</text:p>
          </table:table-cell>
          <table:table-cell office:value-type="float" office:value="35.2230825160355" calcext:value-type="float">
            <text:p>35.223082516035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69" calcext:value-type="float">
            <text:p>369</text:p>
          </table:table-cell>
          <table:table-cell office:value-type="float" office:value="1.14815521240234" calcext:value-type="float">
            <text:p>1.14815521240234</text:p>
          </table:table-cell>
          <table:table-cell office:value-type="float" office:value="47.5307975910089" calcext:value-type="float">
            <text:p>47.530797591008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85" calcext:value-type="float">
            <text:p>385</text:p>
          </table:table-cell>
          <table:table-cell office:value-type="float" office:value="19.5547676086426" calcext:value-type="float">
            <text:p>19.5547676086426</text:p>
          </table:table-cell>
          <table:table-cell office:value-type="float" office:value="35.2182770176022" calcext:value-type="float">
            <text:p>35.218277017602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85" calcext:value-type="float">
            <text:p>385</text:p>
          </table:table-cell>
          <table:table-cell office:value-type="float" office:value="1.09804153442383" calcext:value-type="float">
            <text:p>1.09804153442383</text:p>
          </table:table-cell>
          <table:table-cell office:value-type="float" office:value="47.7246159285774" calcext:value-type="float">
            <text:p>47.724615928577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01" calcext:value-type="float">
            <text:p>401</text:p>
          </table:table-cell>
          <table:table-cell office:value-type="float" office:value="19.6222076416016" calcext:value-type="float">
            <text:p>19.6222076416016</text:p>
          </table:table-cell>
          <table:table-cell office:value-type="float" office:value="35.2033249377559" calcext:value-type="float">
            <text:p>35.203324937755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01" calcext:value-type="float">
            <text:p>401</text:p>
          </table:table-cell>
          <table:table-cell office:value-type="float" office:value="1.06360244750977" calcext:value-type="float">
            <text:p>1.06360244750977</text:p>
          </table:table-cell>
          <table:table-cell office:value-type="float" office:value="47.8630103283008" calcext:value-type="float">
            <text:p>47.863010328300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17" calcext:value-type="float">
            <text:p>417</text:p>
          </table:table-cell>
          <table:table-cell office:value-type="float" office:value="19.7611045837402" calcext:value-type="float">
            <text:p>19.7611045837402</text:p>
          </table:table-cell>
          <table:table-cell office:value-type="float" office:value="35.1726914423899" calcext:value-type="float">
            <text:p>35.172691442389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417" calcext:value-type="float">
            <text:p>417</text:p>
          </table:table-cell>
          <table:table-cell office:value-type="float" office:value="1.0251350402832" calcext:value-type="float">
            <text:p>1.0251350402832</text:p>
          </table:table-cell>
          <table:table-cell office:value-type="float" office:value="48.0229928241577" calcext:value-type="float">
            <text:p>48.022992824157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33" calcext:value-type="float">
            <text:p>433</text:p>
          </table:table-cell>
          <table:table-cell office:value-type="float" office:value="19.7580184936523" calcext:value-type="float">
            <text:p>19.7580184936523</text:p>
          </table:table-cell>
          <table:table-cell office:value-type="float" office:value="35.173369732693" calcext:value-type="float">
            <text:p>35.17336973269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33" calcext:value-type="float">
            <text:p>433</text:p>
          </table:table-cell>
          <table:table-cell office:value-type="float" office:value="0.988079071044922" calcext:value-type="float">
            <text:p>0.988079071044922</text:p>
          </table:table-cell>
          <table:table-cell office:value-type="float" office:value="48.182886604661" calcext:value-type="float">
            <text:p>48.18288660466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49" calcext:value-type="float">
            <text:p>449</text:p>
          </table:table-cell>
          <table:table-cell office:value-type="float" office:value="19.7514686584473" calcext:value-type="float">
            <text:p>19.7514686584473</text:p>
          </table:table-cell>
          <table:table-cell office:value-type="float" office:value="35.1748096690314" calcext:value-type="float">
            <text:p>35.174809669031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49" calcext:value-type="float">
            <text:p>449</text:p>
          </table:table-cell>
          <table:table-cell office:value-type="float" office:value="0.956211090087891" calcext:value-type="float">
            <text:p>0.956211090087891</text:p>
          </table:table-cell>
          <table:table-cell office:value-type="float" office:value="48.3252658455348" calcext:value-type="float">
            <text:p>48.325265845534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65" calcext:value-type="float">
            <text:p>465</text:p>
          </table:table-cell>
          <table:table-cell office:value-type="float" office:value="19.7453727722168" calcext:value-type="float">
            <text:p>19.7453727722168</text:p>
          </table:table-cell>
          <table:table-cell office:value-type="float" office:value="35.1761502368729" calcext:value-type="float">
            <text:p>35.176150236872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465" calcext:value-type="float">
            <text:p>465</text:p>
          </table:table-cell>
          <table:table-cell office:value-type="float" office:value="0.920925140380859" calcext:value-type="float">
            <text:p>0.920925140380859</text:p>
          </table:table-cell>
          <table:table-cell office:value-type="float" office:value="48.4885603190977" calcext:value-type="float">
            <text:p>48.488560319097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81" calcext:value-type="float">
            <text:p>481</text:p>
          </table:table-cell>
          <table:table-cell office:value-type="float" office:value="19.7394485473633" calcext:value-type="float">
            <text:p>19.7394485473633</text:p>
          </table:table-cell>
          <table:table-cell office:value-type="float" office:value="35.1774534506633" calcext:value-type="float">
            <text:p>35.177453450663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81" calcext:value-type="float">
            <text:p>481</text:p>
          </table:table-cell>
          <table:table-cell office:value-type="float" office:value="0.875297546386719" calcext:value-type="float">
            <text:p>0.875297546386719</text:p>
          </table:table-cell>
          <table:table-cell office:value-type="float" office:value="48.7092464980268" calcext:value-type="float">
            <text:p>48.709246498026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97" calcext:value-type="float">
            <text:p>497</text:p>
          </table:table-cell>
          <table:table-cell office:value-type="float" office:value="19.7319641113281" calcext:value-type="float">
            <text:p>19.7319641113281</text:p>
          </table:table-cell>
          <table:table-cell office:value-type="float" office:value="35.1791004397576" calcext:value-type="float">
            <text:p>35.1791004397576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497" calcext:value-type="float">
            <text:p>497</text:p>
          </table:table-cell>
          <table:table-cell office:value-type="float" office:value="0.841159820556641" calcext:value-type="float">
            <text:p>0.841159820556641</text:p>
          </table:table-cell>
          <table:table-cell office:value-type="float" office:value="48.8820184117993" calcext:value-type="float">
            <text:p>48.882018411799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13" calcext:value-type="float">
            <text:p>513</text:p>
          </table:table-cell>
          <table:table-cell office:value-type="float" office:value="19.7238883972168" calcext:value-type="float">
            <text:p>19.7238883972168</text:p>
          </table:table-cell>
          <table:table-cell office:value-type="float" office:value="35.1808782435063" calcext:value-type="float">
            <text:p>35.180878243506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13" calcext:value-type="float">
            <text:p>513</text:p>
          </table:table-cell>
          <table:table-cell office:value-type="float" office:value="0.810115814208984" calcext:value-type="float">
            <text:p>0.810115814208984</text:p>
          </table:table-cell>
          <table:table-cell office:value-type="float" office:value="49.0453325078376" calcext:value-type="float">
            <text:p>49.045332507837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29" calcext:value-type="float">
            <text:p>529</text:p>
          </table:table-cell>
          <table:table-cell office:value-type="float" office:value="19.7223892211914" calcext:value-type="float">
            <text:p>19.7223892211914</text:p>
          </table:table-cell>
          <table:table-cell office:value-type="float" office:value="35.1812083551999" calcext:value-type="float">
            <text:p>35.1812083551999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529" calcext:value-type="float">
            <text:p>529</text:p>
          </table:table-cell>
          <table:table-cell office:value-type="float" office:value="0.793964385986328" calcext:value-type="float">
            <text:p>0.793964385986328</text:p>
          </table:table-cell>
          <table:table-cell office:value-type="float" office:value="49.132793386883" calcext:value-type="float">
            <text:p>49.13279338688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45" calcext:value-type="float">
            <text:p>545</text:p>
          </table:table-cell>
          <table:table-cell office:value-type="float" office:value="19.8335647583008" calcext:value-type="float">
            <text:p>19.8335647583008</text:p>
          </table:table-cell>
          <table:table-cell office:value-type="float" office:value="35.1567958232961" calcext:value-type="float">
            <text:p>35.156795823296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545" calcext:value-type="float">
            <text:p>545</text:p>
          </table:table-cell>
          <table:table-cell office:value-type="float" office:value="0.772434234619141" calcext:value-type="float">
            <text:p>0.772434234619141</text:p>
          </table:table-cell>
          <table:table-cell office:value-type="float" office:value="49.2521884721485" calcext:value-type="float">
            <text:p>49.252188472148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61" calcext:value-type="float">
            <text:p>561</text:p>
          </table:table-cell>
          <table:table-cell office:value-type="float" office:value="19.8598556518555" calcext:value-type="float">
            <text:p>19.8598556518555</text:p>
          </table:table-cell>
          <table:table-cell office:value-type="float" office:value="35.1510427329618" calcext:value-type="float">
            <text:p>35.151042732961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561" calcext:value-type="float">
            <text:p>561</text:p>
          </table:table-cell>
          <table:table-cell office:value-type="float" office:value="0.753387451171875" calcext:value-type="float">
            <text:p>0.753387451171875</text:p>
          </table:table-cell>
          <table:table-cell office:value-type="float" office:value="49.3606197878377" calcext:value-type="float">
            <text:p>49.360619787837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77" calcext:value-type="float">
            <text:p>577</text:p>
          </table:table-cell>
          <table:table-cell office:value-type="float" office:value="19.8599166870117" calcext:value-type="float">
            <text:p>19.8599166870117</text:p>
          </table:table-cell>
          <table:table-cell office:value-type="float" office:value="35.1510293858402" calcext:value-type="float">
            <text:p>35.151029385840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577" calcext:value-type="float">
            <text:p>577</text:p>
          </table:table-cell>
          <table:table-cell office:value-type="float" office:value="0.735679626464844" calcext:value-type="float">
            <text:p>0.735679626464844</text:p>
          </table:table-cell>
          <table:table-cell office:value-type="float" office:value="49.4639163178805" calcext:value-type="float">
            <text:p>49.463916317880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93" calcext:value-type="float">
            <text:p>593</text:p>
          </table:table-cell>
          <table:table-cell office:value-type="float" office:value="19.8599166870117" calcext:value-type="float">
            <text:p>19.8599166870117</text:p>
          </table:table-cell>
          <table:table-cell office:value-type="float" office:value="35.1510293858402" calcext:value-type="float">
            <text:p>35.151029385840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593" calcext:value-type="float">
            <text:p>593</text:p>
          </table:table-cell>
          <table:table-cell office:value-type="float" office:value="0.720680236816406" calcext:value-type="float">
            <text:p>0.720680236816406</text:p>
          </table:table-cell>
          <table:table-cell office:value-type="float" office:value="49.5533774828435" calcext:value-type="float">
            <text:p>49.553377482843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09" calcext:value-type="float">
            <text:p>609</text:p>
          </table:table-cell>
          <table:table-cell office:value-type="float" office:value="19.8599166870117" calcext:value-type="float">
            <text:p>19.8599166870117</text:p>
          </table:table-cell>
          <table:table-cell office:value-type="float" office:value="35.1510293858402" calcext:value-type="float">
            <text:p>35.151029385840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609" calcext:value-type="float">
            <text:p>609</text:p>
          </table:table-cell>
          <table:table-cell office:value-type="float" office:value="0.708591461181641" calcext:value-type="float">
            <text:p>0.708591461181641</text:p>
          </table:table-cell>
          <table:table-cell office:value-type="float" office:value="49.6268444626624" calcext:value-type="float">
            <text:p>49.626844462662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25" calcext:value-type="float">
            <text:p>625</text:p>
          </table:table-cell>
          <table:table-cell office:value-type="float" office:value="19.8599166870117" calcext:value-type="float">
            <text:p>19.8599166870117</text:p>
          </table:table-cell>
          <table:table-cell office:value-type="float" office:value="35.1510293858402" calcext:value-type="float">
            <text:p>35.151029385840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625" calcext:value-type="float">
            <text:p>625</text:p>
          </table:table-cell>
          <table:table-cell office:value-type="float" office:value="0.692050933837891" calcext:value-type="float">
            <text:p>0.692050933837891</text:p>
          </table:table-cell>
          <table:table-cell office:value-type="float" office:value="49.729423018581" calcext:value-type="float">
            <text:p>49.72942301858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41" calcext:value-type="float">
            <text:p>641</text:p>
          </table:table-cell>
          <table:table-cell office:value-type="float" office:value="19.8599166870117" calcext:value-type="float">
            <text:p>19.8599166870117</text:p>
          </table:table-cell>
          <table:table-cell office:value-type="float" office:value="35.1510293858402" calcext:value-type="float">
            <text:p>35.151029385840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41" calcext:value-type="float">
            <text:p>641</text:p>
          </table:table-cell>
          <table:table-cell office:value-type="float" office:value="0.678707122802734" calcext:value-type="float">
            <text:p>0.678707122802734</text:p>
          </table:table-cell>
          <table:table-cell office:value-type="float" office:value="49.8139795387817" calcext:value-type="float">
            <text:p>49.813979538781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57" calcext:value-type="float">
            <text:p>657</text:p>
          </table:table-cell>
          <table:table-cell office:value-type="float" office:value="19.8599166870117" calcext:value-type="float">
            <text:p>19.8599166870117</text:p>
          </table:table-cell>
          <table:table-cell office:value-type="float" office:value="35.1510293858402" calcext:value-type="float">
            <text:p>35.1510293858402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657" calcext:value-type="float">
            <text:p>657</text:p>
          </table:table-cell>
          <table:table-cell office:value-type="float" office:value="0.664878845214844" calcext:value-type="float">
            <text:p>0.664878845214844</text:p>
          </table:table-cell>
          <table:table-cell office:value-type="float" office:value="49.9033784586301" calcext:value-type="float">
            <text:p>49.903378458630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73" calcext:value-type="float">
            <text:p>673</text:p>
          </table:table-cell>
          <table:table-cell office:value-type="float" office:value="19.8599166870117" calcext:value-type="float">
            <text:p>19.8599166870117</text:p>
          </table:table-cell>
          <table:table-cell office:value-type="float" office:value="35.1510293858402" calcext:value-type="float">
            <text:p>35.1510293858402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673" calcext:value-type="float">
            <text:p>673</text:p>
          </table:table-cell>
          <table:table-cell office:value-type="float" office:value="0.651145935058594" calcext:value-type="float">
            <text:p>0.651145935058594</text:p>
          </table:table-cell>
          <table:table-cell office:value-type="float" office:value="49.9940202715702" calcext:value-type="float">
            <text:p>49.994020271570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89" calcext:value-type="float">
            <text:p>689</text:p>
          </table:table-cell>
          <table:table-cell office:value-type="float" office:value="19.8599166870117" calcext:value-type="float">
            <text:p>19.8599166870117</text:p>
          </table:table-cell>
          <table:table-cell office:value-type="float" office:value="35.1510293858402" calcext:value-type="float">
            <text:p>35.151029385840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689" calcext:value-type="float">
            <text:p>689</text:p>
          </table:table-cell>
          <table:table-cell office:value-type="float" office:value="0.635517120361328" calcext:value-type="float">
            <text:p>0.635517120361328</text:p>
          </table:table-cell>
          <table:table-cell office:value-type="float" office:value="50.0995310624806" calcext:value-type="float">
            <text:p>50.099531062480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05" calcext:value-type="float">
            <text:p>705</text:p>
          </table:table-cell>
          <table:table-cell office:value-type="float" office:value="19.8599166870117" calcext:value-type="float">
            <text:p>19.8599166870117</text:p>
          </table:table-cell>
          <table:table-cell office:value-type="float" office:value="35.1510293858402" calcext:value-type="float">
            <text:p>35.151029385840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705" calcext:value-type="float">
            <text:p>705</text:p>
          </table:table-cell>
          <table:table-cell office:value-type="float" office:value="0.62139892578125" calcext:value-type="float">
            <text:p>0.62139892578125</text:p>
          </table:table-cell>
          <table:table-cell office:value-type="float" office:value="50.1970986271767" calcext:value-type="float">
            <text:p>50.197098627176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21" calcext:value-type="float">
            <text:p>721</text:p>
          </table:table-cell>
          <table:table-cell office:value-type="float" office:value="19.8599166870117" calcext:value-type="float">
            <text:p>19.8599166870117</text:p>
          </table:table-cell>
          <table:table-cell office:value-type="float" office:value="35.1510293858402" calcext:value-type="float">
            <text:p>35.151029385840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721" calcext:value-type="float">
            <text:p>721</text:p>
          </table:table-cell>
          <table:table-cell office:value-type="float" office:value="0.607799530029297" calcext:value-type="float">
            <text:p>0.607799530029297</text:p>
          </table:table-cell>
          <table:table-cell office:value-type="float" office:value="50.2932000093472" calcext:value-type="float">
            <text:p>50.293200009347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37" calcext:value-type="float">
            <text:p>737</text:p>
          </table:table-cell>
          <table:table-cell office:value-type="float" office:value="19.8599166870117" calcext:value-type="float">
            <text:p>19.8599166870117</text:p>
          </table:table-cell>
          <table:table-cell office:value-type="float" office:value="35.1510293858402" calcext:value-type="float">
            <text:p>35.1510293858402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737" calcext:value-type="float">
            <text:p>737</text:p>
          </table:table-cell>
          <table:table-cell office:value-type="float" office:value="0.592376708984375" calcext:value-type="float">
            <text:p>0.592376708984375</text:p>
          </table:table-cell>
          <table:table-cell office:value-type="float" office:value="50.4048238623551" calcext:value-type="float">
            <text:p>50.404823862355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53" calcext:value-type="float">
            <text:p>753</text:p>
          </table:table-cell>
          <table:table-cell office:value-type="float" office:value="19.8599166870117" calcext:value-type="float">
            <text:p>19.8599166870117</text:p>
          </table:table-cell>
          <table:table-cell office:value-type="float" office:value="35.1510293858402" calcext:value-type="float">
            <text:p>35.1510293858402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753" calcext:value-type="float">
            <text:p>753</text:p>
          </table:table-cell>
          <table:table-cell office:value-type="float" office:value="0.578338623046875" calcext:value-type="float">
            <text:p>0.578338623046875</text:p>
          </table:table-cell>
          <table:table-cell office:value-type="float" office:value="50.508981642136" calcext:value-type="float">
            <text:p>50.50898164213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69" calcext:value-type="float">
            <text:p>769</text:p>
          </table:table-cell>
          <table:table-cell office:value-type="float" office:value="19.8592567443848" calcext:value-type="float">
            <text:p>19.8592567443848</text:p>
          </table:table-cell>
          <table:table-cell office:value-type="float" office:value="35.1511737037686" calcext:value-type="float">
            <text:p>35.1511737037686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769" calcext:value-type="float">
            <text:p>769</text:p>
          </table:table-cell>
          <table:table-cell office:value-type="float" office:value="0.568435668945313" calcext:value-type="float">
            <text:p>0.568435668945313</text:p>
          </table:table-cell>
          <table:table-cell office:value-type="float" office:value="50.5839903907888" calcext:value-type="float">
            <text:p>50.583990390788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85" calcext:value-type="float">
            <text:p>785</text:p>
          </table:table-cell>
          <table:table-cell office:value-type="float" office:value="19.8592567443848" calcext:value-type="float">
            <text:p>19.8592567443848</text:p>
          </table:table-cell>
          <table:table-cell office:value-type="float" office:value="35.1511737037686" calcext:value-type="float">
            <text:p>35.1511737037686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785" calcext:value-type="float">
            <text:p>785</text:p>
          </table:table-cell>
          <table:table-cell office:value-type="float" office:value="0.564498901367188" calcext:value-type="float">
            <text:p>0.564498901367188</text:p>
          </table:table-cell>
          <table:table-cell office:value-type="float" office:value="50.6141725983391" calcext:value-type="float">
            <text:p>50.614172598339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01" calcext:value-type="float">
            <text:p>801</text:p>
          </table:table-cell>
          <table:table-cell office:value-type="float" office:value="19.8592567443848" calcext:value-type="float">
            <text:p>19.8592567443848</text:p>
          </table:table-cell>
          <table:table-cell office:value-type="float" office:value="35.1511737037686" calcext:value-type="float">
            <text:p>35.151173703768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801" calcext:value-type="float">
            <text:p>801</text:p>
          </table:table-cell>
          <table:table-cell office:value-type="float" office:value="0.559825897216797" calcext:value-type="float">
            <text:p>0.559825897216797</text:p>
          </table:table-cell>
          <table:table-cell office:value-type="float" office:value="50.6502737606573" calcext:value-type="float">
            <text:p>50.650273760657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17" calcext:value-type="float">
            <text:p>817</text:p>
          </table:table-cell>
          <table:table-cell office:value-type="float" office:value="19.8592567443848" calcext:value-type="float">
            <text:p>19.8592567443848</text:p>
          </table:table-cell>
          <table:table-cell office:value-type="float" office:value="35.1511737037686" calcext:value-type="float">
            <text:p>35.1511737037686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817" calcext:value-type="float">
            <text:p>817</text:p>
          </table:table-cell>
          <table:table-cell office:value-type="float" office:value="0.555889129638672" calcext:value-type="float">
            <text:p>0.555889129638672</text:p>
          </table:table-cell>
          <table:table-cell office:value-type="float" office:value="50.6809217933538" calcext:value-type="float">
            <text:p>50.680921793353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33" calcext:value-type="float">
            <text:p>833</text:p>
          </table:table-cell>
          <table:table-cell office:value-type="float" office:value="19.8592567443848" calcext:value-type="float">
            <text:p>19.8592567443848</text:p>
          </table:table-cell>
          <table:table-cell office:value-type="float" office:value="35.1511737037686" calcext:value-type="float">
            <text:p>35.1511737037686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833" calcext:value-type="float">
            <text:p>833</text:p>
          </table:table-cell>
          <table:table-cell office:value-type="float" office:value="0.551624298095703" calcext:value-type="float">
            <text:p>0.551624298095703</text:p>
          </table:table-cell>
          <table:table-cell office:value-type="float" office:value="50.7143697302242" calcext:value-type="float">
            <text:p>50.714369730224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49" calcext:value-type="float">
            <text:p>849</text:p>
          </table:table-cell>
          <table:table-cell office:value-type="float" office:value="19.8592567443848" calcext:value-type="float">
            <text:p>19.8592567443848</text:p>
          </table:table-cell>
          <table:table-cell office:value-type="float" office:value="35.1511737037686" calcext:value-type="float">
            <text:p>35.1511737037686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849" calcext:value-type="float">
            <text:p>849</text:p>
          </table:table-cell>
          <table:table-cell office:value-type="float" office:value="0.545948028564453" calcext:value-type="float">
            <text:p>0.545948028564453</text:p>
          </table:table-cell>
          <table:table-cell office:value-type="float" office:value="50.7592905878947" calcext:value-type="float">
            <text:p>50.759290587894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65" calcext:value-type="float">
            <text:p>865</text:p>
          </table:table-cell>
          <table:table-cell office:value-type="float" office:value="19.8592567443848" calcext:value-type="float">
            <text:p>19.8592567443848</text:p>
          </table:table-cell>
          <table:table-cell office:value-type="float" office:value="35.1511737037686" calcext:value-type="float">
            <text:p>35.1511737037686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865" calcext:value-type="float">
            <text:p>865</text:p>
          </table:table-cell>
          <table:table-cell office:value-type="float" office:value="0.542247772216797" calcext:value-type="float">
            <text:p>0.542247772216797</text:p>
          </table:table-cell>
          <table:table-cell office:value-type="float" office:value="50.7888258444344" calcext:value-type="float">
            <text:p>50.788825844434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81" calcext:value-type="float">
            <text:p>881</text:p>
          </table:table-cell>
          <table:table-cell office:value-type="float" office:value="19.8592567443848" calcext:value-type="float">
            <text:p>19.8592567443848</text:p>
          </table:table-cell>
          <table:table-cell office:value-type="float" office:value="35.1511737037686" calcext:value-type="float">
            <text:p>35.151173703768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881" calcext:value-type="float">
            <text:p>881</text:p>
          </table:table-cell>
          <table:table-cell office:value-type="float" office:value="0.537334442138672" calcext:value-type="float">
            <text:p>0.537334442138672</text:p>
          </table:table-cell>
          <table:table-cell office:value-type="float" office:value="50.8283568193821" calcext:value-type="float">
            <text:p>50.828356819382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97" calcext:value-type="float">
            <text:p>897</text:p>
          </table:table-cell>
          <table:table-cell office:value-type="float" office:value="19.8592567443848" calcext:value-type="float">
            <text:p>19.8592567443848</text:p>
          </table:table-cell>
          <table:table-cell office:value-type="float" office:value="35.1511737037686" calcext:value-type="float">
            <text:p>35.1511737037686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897" calcext:value-type="float">
            <text:p>897</text:p>
          </table:table-cell>
          <table:table-cell office:value-type="float" office:value="0.533184051513672" calcext:value-type="float">
            <text:p>0.533184051513672</text:p>
          </table:table-cell>
          <table:table-cell office:value-type="float" office:value="50.8620321045466" calcext:value-type="float">
            <text:p>50.862032104546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13" calcext:value-type="float">
            <text:p>913</text:p>
          </table:table-cell>
          <table:table-cell office:value-type="float" office:value="19.8592567443848" calcext:value-type="float">
            <text:p>19.8592567443848</text:p>
          </table:table-cell>
          <table:table-cell office:value-type="float" office:value="35.1511737037686" calcext:value-type="float">
            <text:p>35.1511737037686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913" calcext:value-type="float">
            <text:p>913</text:p>
          </table:table-cell>
          <table:table-cell office:value-type="float" office:value="0.528644561767578" calcext:value-type="float">
            <text:p>0.528644561767578</text:p>
          </table:table-cell>
          <table:table-cell office:value-type="float" office:value="50.8991659194345" calcext:value-type="float">
            <text:p>50.899165919434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29" calcext:value-type="float">
            <text:p>929</text:p>
          </table:table-cell>
          <table:table-cell office:value-type="float" office:value="19.8592567443848" calcext:value-type="float">
            <text:p>19.8592567443848</text:p>
          </table:table-cell>
          <table:table-cell office:value-type="float" office:value="35.1511737037686" calcext:value-type="float">
            <text:p>35.1511737037686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929" calcext:value-type="float">
            <text:p>929</text:p>
          </table:table-cell>
          <table:table-cell office:value-type="float" office:value="0.523998260498047" calcext:value-type="float">
            <text:p>0.523998260498047</text:p>
          </table:table-cell>
          <table:table-cell office:value-type="float" office:value="50.9375051559669" calcext:value-type="float">
            <text:p>50.937505155966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45" calcext:value-type="float">
            <text:p>945</text:p>
          </table:table-cell>
          <table:table-cell office:value-type="float" office:value="19.8592567443848" calcext:value-type="float">
            <text:p>19.8592567443848</text:p>
          </table:table-cell>
          <table:table-cell office:value-type="float" office:value="35.1511737037686" calcext:value-type="float">
            <text:p>35.1511737037686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945" calcext:value-type="float">
            <text:p>945</text:p>
          </table:table-cell>
          <table:table-cell office:value-type="float" office:value="0.519519805908203" calcext:value-type="float">
            <text:p>0.519519805908203</text:p>
          </table:table-cell>
          <table:table-cell office:value-type="float" office:value="50.974782518377" calcext:value-type="float">
            <text:p>50.97478251837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61" calcext:value-type="float">
            <text:p>961</text:p>
          </table:table-cell>
          <table:table-cell office:value-type="float" office:value="19.8592567443848" calcext:value-type="float">
            <text:p>19.8592567443848</text:p>
          </table:table-cell>
          <table:table-cell office:value-type="float" office:value="35.1511737037686" calcext:value-type="float">
            <text:p>35.151173703768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61" calcext:value-type="float">
            <text:p>961</text:p>
          </table:table-cell>
          <table:table-cell office:value-type="float" office:value="0.513637542724609" calcext:value-type="float">
            <text:p>0.513637542724609</text:p>
          </table:table-cell>
          <table:table-cell office:value-type="float" office:value="51.0242360125444" calcext:value-type="float">
            <text:p>51.024236012544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77" calcext:value-type="float">
            <text:p>977</text:p>
          </table:table-cell>
          <table:table-cell office:value-type="float" office:value="19.8592567443848" calcext:value-type="float">
            <text:p>19.8592567443848</text:p>
          </table:table-cell>
          <table:table-cell office:value-type="float" office:value="35.1511737037686" calcext:value-type="float">
            <text:p>35.1511737037686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977" calcext:value-type="float">
            <text:p>977</text:p>
          </table:table-cell>
          <table:table-cell office:value-type="float" office:value="0.508899688720703" calcext:value-type="float">
            <text:p>0.508899688720703</text:p>
          </table:table-cell>
          <table:table-cell office:value-type="float" office:value="51.0644817563997" calcext:value-type="float">
            <text:p>51.064481756399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93" calcext:value-type="float">
            <text:p>993</text:p>
          </table:table-cell>
          <table:table-cell office:value-type="float" office:value="19.8592567443848" calcext:value-type="float">
            <text:p>19.8592567443848</text:p>
          </table:table-cell>
          <table:table-cell office:value-type="float" office:value="35.1511737037686" calcext:value-type="float">
            <text:p>35.1511737037686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993" calcext:value-type="float">
            <text:p>993</text:p>
          </table:table-cell>
          <table:table-cell office:value-type="float" office:value="0.503429412841797" calcext:value-type="float">
            <text:p>0.503429412841797</text:p>
          </table:table-cell>
          <table:table-cell office:value-type="float" office:value="51.1114177527788" calcext:value-type="float">
            <text:p>51.111417752778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09" calcext:value-type="float">
            <text:p>1009</text:p>
          </table:table-cell>
          <table:table-cell office:value-type="float" office:value="19.8592567443848" calcext:value-type="float">
            <text:p>19.8592567443848</text:p>
          </table:table-cell>
          <table:table-cell office:value-type="float" office:value="35.1511737037686" calcext:value-type="float">
            <text:p>35.1511737037686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009" calcext:value-type="float">
            <text:p>1009</text:p>
          </table:table-cell>
          <table:table-cell office:value-type="float" office:value="0.498916625976563" calcext:value-type="float">
            <text:p>0.498916625976563</text:p>
          </table:table-cell>
          <table:table-cell office:value-type="float" office:value="51.1505238418957" calcext:value-type="float">
            <text:p>51.15052384189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5T11:08:23.789516437</meta:creation-date>
    <dc:date>2019-04-25T12:23:33.997381452</dc:date>
    <meta:editing-duration>PT1H5M</meta:editing-duration>
    <meta:editing-cycles>1</meta:editing-cycles>
    <meta:document-statistic meta:table-count="1" meta:cell-count="520" meta:object-count="0"/>
    <meta:generator>LibreOffice/6.0.7.3$Linux_X86_64 LibreOffice_project/00m0$Build-3</meta:generator>
  </office:meta>
</office:document-meta>
</file>